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0000000506848CEBE.png" manifest:media-type="image/png"/>
  <manifest:file-entry manifest:full-path="Pictures/10000001000000500000005050E511C0.png" manifest:media-type="image/png"/>
  <manifest:file-entry manifest:full-path="Pictures/1000000100000050000000500F7FCAE6.png" manifest:media-type="image/png"/>
  <manifest:file-entry manifest:full-path="Pictures/100000010000005000000050585118E0.png" manifest:media-type="image/png"/>
  <manifest:file-entry manifest:full-path="Pictures/100000010000005000000050E78C05AE.png" manifest:media-type="image/png"/>
  <manifest:file-entry manifest:full-path="Pictures/1000000100000050000000504EB58C4A.png" manifest:media-type="image/png"/>
  <manifest:file-entry manifest:full-path="Pictures/100000010000005000000050416E9E0A.png" manifest:media-type="image/png"/>
  <manifest:file-entry manifest:full-path="Pictures/1000000100000050000000507915E7F6.png" manifest:media-type="image/png"/>
  <manifest:file-entry manifest:full-path="Pictures/10000001000004000000040055E09C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ujarati" svg:font-family="'Noto Sans Gujarati'" style:font-adornments="SemiBold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0.99cm" fo:min-width="1.604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729fcf" draw:marker-start="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f10d0c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acb20c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104cm" fo:min-width="1.877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ot_20__28_Rounded_29_" svg:stroke-width="0.035cm" svg:stroke-color="#f10d0c" draw:marker-start-width="0.252cm" draw:marker-end="Arrowheads_20_4" draw:marker-end-width="0.352cm" svg:stroke-linecap="round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909cm" fo:min-width="1.6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666666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80808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6.326cm" fo:min-width="11.292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2.818cm" fo:min-width="11.288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2.804cm" fo:min-width="5.058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solid" draw:stroke-dash="Long_20_Dot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6.321cm" fo:min-width="5.056cm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1.295cm" fo:min-width="5.439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0.952cm" fo:min-width="2.106cm" fo:padding-top="0.178cm" fo:padding-bottom="0.178cm" fo:padding-left="0.303cm" fo:padding-right="0.303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ff0000" draw:marker-start="" draw:marker-start-width="0.3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059cm" fo:min-width="1.422cm" fo:padding-top="0.178cm" fo:padding-bottom="0.178cm" fo:padding-left="0.303cm" fo:padding-right="0.30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035cm" fo:min-width="1.68cm" fo:padding-top="0.178cm" fo:padding-bottom="0.178cm" fo:padding-left="0.303cm" fo:padding-right="0.303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1.0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1.03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2.29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2.281cm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106cm" svg:stroke-color="#5983b0" draw:marker-start-width="0.359cm" draw:marker-end-width="0.359cm" draw:fill="solid" draw:fill-color="#b4c7dc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horizontal-align="left" draw:textarea-vertical-align="top" draw:auto-grow-height="false" fo:min-height="0.162cm" fo:min-width="1.102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.106cm" svg:stroke-color="#5983b0" draw:marker-start-width="0.359cm" draw:marker-end-width="0.359cm" draw:fill="solid" draw:fill-color="#ffffa6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draw:stroke="none" svg:stroke-width="0.106cm" svg:stroke-color="#5983b0" draw:marker-start-width="0.359cm" draw:marker-end-width="0.359cm" draw:fill="solid" draw:fill-color="#b4c7dc" draw:textarea-horizontal-align="justify" draw:textarea-vertical-align="middle" draw:auto-grow-height="false" fo:min-height="0.098cm" fo:min-width="0cm" fo:padding-top="0.178cm" fo:padding-bottom="0.178cm" fo:padding-left="0.303cm" fo:padding-right="0.303cm" loext:decorative="false"/>
    </style:style>
    <style:style style:name="gr28" style:family="graphic" style:parent-style-name="standard">
      <style:graphic-properties draw:stroke="none" svg:stroke-width="0.106cm" svg:stroke-color="#5983b0" draw:marker-start-width="0.359cm" draw:marker-end-width="0.359cm" draw:fill="solid" draw:fill-color="#ffffa6" draw:textarea-horizontal-align="justify" draw:textarea-vertical-align="middle" draw:auto-grow-height="false" fo:min-height="0.098cm" fo:min-width="0cm" fo:padding-top="0.178cm" fo:padding-bottom="0.178cm" fo:padding-left="0.303cm" fo:padding-right="0.303cm" loext:decorative="false"/>
    </style:style>
    <style:style style:name="gr29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="solid" draw:fill-color="#ffffff" draw:textarea-vertical-align="middle" draw:auto-grow-height="false" fo:min-height="0.144cm" fo:min-width="0cm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horizontal-align="left" draw:textarea-vertical-align="top" draw:auto-grow-height="false" fo:min-height="0.162cm" fo:min-width="1.264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106cm" svg:stroke-color="#5983b0" draw:marker-start-width="0.359cm" draw:marker-end-width="0.359cm" draw:fill="solid" draw:fill-color="#ffa6a6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34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022cm" fo:min-width="1.736cm" fo:padding-top="0.178cm" fo:padding-bottom="0.178cm" fo:padding-left="0.303cm" fo:padding-right="0.303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11cm" svg:stroke-color="#000000" draw:marker-start-width="0.217cm" draw:marker-end-width="0.217cm" draw:fill="solid" draw:fill-color="#cccccc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36" style:family="graphic" style:parent-style-name="standard">
      <style:graphic-properties svg:stroke-width="0.011cm" svg:stroke-color="#000000" draw:marker-start-width="0.217cm" draw:marker-end-width="0.217cm" draw:fill="solid" draw:fill-color="#cccccc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11cm" svg:stroke-color="#000000" draw:marker-start-width="0.217cm" draw:marker-end-width="0.217cm" draw:fill="solid" draw:fill-color="#ffff38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38" style:family="graphic" style:parent-style-name="standard">
      <style:graphic-properties svg:stroke-width="0.011cm" svg:stroke-color="#000000" draw:marker-start-width="0.217cm" draw:marker-end-width="0.217cm" draw:fill="solid" draw:fill-color="#81d41a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11cm" svg:stroke-color="#000000" draw:marker-start-width="0.217cm" draw:marker-end-width="0.217cm" draw:fill="solid" draw:fill-color="#ff0000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11cm" svg:stroke-color="#000000" draw:marker-start-width="0.217cm" draw:marker-end-width="0.217cm" draw:fill="solid" draw:fill-color="#009bff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41" style:family="graphic" style:parent-style-name="standard">
      <style:graphic-properties svg:stroke-width="0.011cm" svg:stroke-color="#000000" draw:marker-start-width="0.217cm" draw:marker-end-width="0.217cm" draw:fill="solid" draw:fill-color="#ffff00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3" style:family="graphic" style:parent-style-name="objectwithoutfill">
      <style:graphic-properties svg:stroke-width="0.035cm" svg:stroke-color="#5983b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1.022cm" fo:min-width="1.668cm" fo:padding-top="0.178cm" fo:padding-bottom="0.178cm" fo:padding-left="0.303cm" fo:padding-right="0.303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909cm" fo:min-width="6.161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933cm" fo:min-width="0cm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stroke="none" svg:stroke-opacity="8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174cm" fo:min-width="1.785cm" fo:padding-top="0.178cm" fo:padding-bottom="0.178cm" fo:padding-left="0.303cm" fo:padding-right="0.303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0.991cm" fo:min-width="1.874cm" fo:padding-top="0.178cm" fo:padding-bottom="0.178cm" fo:padding-left="0.303cm" fo:padding-right="0.303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width="0.106cm" svg:stroke-color="#acb20c" draw:marker-start-width="0.359cm" draw:marker-end-width="0.359cm" draw:fill="solid" draw:fill-color="#ffffd7" draw:textarea-horizontal-align="justify" draw:textarea-vertical-align="middle" draw:auto-grow-height="false" fo:min-height="1.136cm" fo:min-width="0.727cm" fo:padding-top="0.178cm" fo:padding-bottom="0.178cm" fo:padding-left="0.303cm" fo:padding-right="0.303cm" loext:decorative="false"/>
    </style:style>
    <style:style style:name="gr51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1.136cm" fo:min-width="0.727cm" fo:padding-top="0.178cm" fo:padding-bottom="0.178cm" fo:padding-left="0.303cm" fo:padding-right="0.303cm" loext:decorative="false"/>
    </style:style>
    <style:style style:name="gr52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top" draw:auto-grow-height="false" fo:min-height="0.156cm" fo:min-width="1.955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0.234cm" loext:decorative="false"/>
      <style:paragraph-properties style:writing-mode="lr-tb"/>
    </style:style>
    <style:style style:name="gr54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022cm" fo:min-width="1.611cm" fo:padding-top="0.178cm" fo:padding-bottom="0.178cm" fo:padding-left="0.303cm" fo:padding-right="0.303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.262cm" loext:decorative="false"/>
      <style:paragraph-properties style:writing-mode="lr-tb"/>
    </style:style>
    <style:style style:name="gr56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="solid" draw:fill-color="#ffffff" draw:textarea-vertical-align="top" draw:auto-grow-height="false" fo:min-height="1.138cm" fo:min-width="1.498cm" fo:padding-top="0.142cm" fo:padding-bottom="0.142cm" fo:padding-left="0.267cm" fo:padding-right="0.267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193cm" fo:min-width="1.199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.106cm" svg:stroke-color="#acb20c" draw:marker-start-width="0.359cm" draw:marker-end-width="0.359cm" draw:fill="solid" draw:fill-color="#ffffd7" draw:textarea-horizontal-align="justify" draw:textarea-vertical-align="middle" draw:auto-grow-height="false" fo:min-height="1.301cm" fo:min-width="0.775cm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1.301cm" fo:min-width="0.775cm" fo:padding-top="0.178cm" fo:padding-bottom="0.178cm" fo:padding-left="0.303cm" fo:padding-right="0.303cm" loext:decorative="false"/>
    </style:style>
    <style:style style:name="gr60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236cm" fo:min-width="1.739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.185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left" draw:textarea-vertical-align="middle" draw:color-mode="standard" draw:luminance="0%" draw:contrast="0%" draw:gamma="100%" draw:red="0%" draw:green="0%" draw:blue="0%" fo:clip="rect(0cm, 0cm, 0cm, 0cm)" draw:image-opacity="75%" style:mirror="none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none" svg:stroke-opacity="8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7%" style:mirror="none" loext:decorative="fals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7%" style:mirror="none" loext:decorative="false"/>
    </style:style>
    <style:style style:name="gr65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132cm" fo:min-width="1.118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top" draw:auto-grow-height="false" fo:min-height="0.109cm" fo:min-width="1.596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FreeSans1" fo:font-size="6pt" fo:font-weight="bold" style:font-size-asian="6pt" style:font-weight-asian="bold" style:font-size-complex="6pt" style:font-weight-complex="bold"/>
    </style:style>
    <style:style style:name="P2" style:family="paragraph">
      <loext:graphic-properties draw:fill="solid" draw:fill-color="#dee6ef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d7d7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  <style:text-properties style:font-name="FreeSans1" fo:font-size="6pt" fo:font-weight="normal" style:font-size-asian="4pt" style:font-weight-asian="normal" style:font-size-complex="4pt" style:font-weight-complex="normal"/>
    </style:style>
    <style:style style:name="P6" style:family="paragraph">
      <loext:graphic-properties draw:fill="solid" draw:fill-color="#729fcf" draw:opacity="0%"/>
      <style:paragraph-properties fo:text-align="center" style:writing-mode="lr-tb"/>
      <style:text-properties style:font-name="FreeSans1" fo:font-size="6pt" fo:font-weight="normal" style:font-size-asian="4pt" style:font-weight-asian="normal" style:font-size-complex="4pt" style:font-weight-complex="normal"/>
    </style:style>
    <style:style style:name="P7" style:family="paragraph">
      <style:paragraph-properties fo:text-align="center"/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729fcf" draw:opacity="0%"/>
      <style:paragraph-properties fo:text-align="center" style:writing-mode="lr-tb"/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ffffd7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ffffff"/>
      <style:text-properties style:font-name="FreeSans1" fo:font-size="6pt" style:font-size-asian="6pt" style:font-size-complex="6pt"/>
    </style:style>
    <style:style style:name="P11" style:family="paragraph">
      <loext:graphic-properties draw:fill="solid" draw:fill-color="#b4c7dc"/>
      <style:paragraph-properties fo:text-align="center"/>
    </style:style>
    <style:style style:name="P12" style:family="paragraph">
      <style:paragraph-properties fo:text-align="start"/>
      <style:text-properties style:font-name="FreeSans1" fo:font-size="6pt" fo:font-weight="normal" style:font-size-asian="11pt" style:font-weight-asian="normal" style:font-size-complex="11pt" style:font-weight-complex="normal"/>
    </style:style>
    <style:style style:name="P13" style:family="paragraph">
      <loext:graphic-properties draw:fill="solid" draw:fill-color="#729fcf" draw:opacity="0%"/>
      <style:paragraph-properties fo:text-align="start" style:writing-mode="lr-tb"/>
      <style:text-properties style:font-name="FreeSans1" fo:font-size="6pt" fo:font-weight="normal" style:font-size-asian="11pt" style:font-weight-asian="normal" style:font-size-complex="11pt" style:font-weight-complex="normal"/>
    </style:style>
    <style:style style:name="P14" style:family="paragraph">
      <loext:graphic-properties draw:fill="solid" draw:fill-color="#ffffa6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a6a6"/>
      <style:paragraph-properties fo:text-align="center"/>
    </style:style>
    <style:style style:name="P17" style:family="paragraph">
      <loext:graphic-properties draw:fill="solid" draw:fill-color="#cccccc"/>
      <style:paragraph-properties fo:text-align="center"/>
    </style:style>
    <style:style style:name="P18" style:family="paragraph">
      <loext:graphic-properties draw:fill="solid" draw:fill-color="#cccccc"/>
      <style:paragraph-properties fo:text-align="center" style:writing-mode="lr-tb"/>
    </style:style>
    <style:style style:name="P19" style:family="paragraph">
      <loext:graphic-properties draw:fill="solid" draw:fill-color="#ffff38"/>
      <style:paragraph-properties fo:text-align="center"/>
    </style:style>
    <style:style style:name="P20" style:family="paragraph">
      <loext:graphic-properties draw:fill="solid" draw:fill-color="#81d41a"/>
      <style:paragraph-properties fo:text-align="center" style:writing-mode="lr-tb"/>
    </style:style>
    <style:style style:name="P21" style:family="paragraph">
      <loext:graphic-properties draw:fill="solid" draw:fill-color="#ff0000"/>
      <style:paragraph-properties fo:text-align="center" style:writing-mode="lr-tb"/>
    </style:style>
    <style:style style:name="P22" style:family="paragraph">
      <loext:graphic-properties draw:fill="solid" draw:fill-color="#009bff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solid" draw:fill-color="#ffffd7"/>
      <style:paragraph-properties fo:text-align="center"/>
    </style:style>
    <style:style style:name="P27" style:family="paragraph">
      <loext:graphic-properties draw:fill="solid" draw:fill-color="#dee6ef"/>
      <style:paragraph-properties fo:text-align="center"/>
    </style:style>
    <style:style style:name="P28" style:family="paragraph">
      <loext:graphic-properties draw:fill="solid" draw:fill-color="#729fcf" draw:opacity="0%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29" style:family="paragraph">
      <loext:graphic-properties draw:fill="none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fffff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31" style:family="paragraph">
      <style:paragraph-properties fo:text-align="center"/>
      <style:text-properties style:font-name="FreeSans" fo:font-size="6pt" fo:font-weight="bold" style:font-size-asian="6pt" style:font-weight-asian="bold" style:font-size-complex="6pt" style:font-weight-complex="bold"/>
    </style:style>
    <style:style style:name="P32" style:family="paragraph">
      <loext:graphic-properties draw:fill="solid" draw:fill-color="#729fcf" draw:opacity="0%"/>
      <style:paragraph-properties fo:text-align="center" style:writing-mode="lr-tb"/>
      <style:text-properties style:font-name="FreeSans"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="none" draw:fill-color="#ffffff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/>
    </style:style>
    <style:style style:name="P36" style:family="paragraph">
      <style:paragraph-properties fo:text-align="center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37" style:family="paragraph">
      <loext:graphic-properties draw:fill="solid" draw:fill-color="#729fcf" draw:opacity="0%"/>
      <style:paragraph-properties fo:text-align="center" style:writing-mode="lr-tb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T1" style:family="text">
      <style:text-properties style:font-name="FreeSans1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FreeSans1" fo:font-size="6pt" fo:font-weight="normal" style:font-size-asian="4pt" style:font-weight-asian="normal" style:font-size-complex="4pt" style:font-weight-complex="normal"/>
    </style:style>
    <style:style style:name="T3" style:family="text">
      <style:text-properties style:font-name="FreeSans1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FreeSans1" fo:font-size="6pt" style:font-size-asian="6pt" style:font-size-complex="6pt"/>
    </style:style>
    <style:style style:name="T6" style:family="text">
      <style:text-properties style:font-name="FreeSans1" fo:font-size="6pt" fo:font-weight="normal" style:font-size-asian="11pt" style:font-weight-asian="normal" style:font-size-complex="11pt" style:font-weight-complex="normal"/>
    </style:style>
    <style:style style:name="T7" style:family="text">
      <style:text-properties style:font-name="FreeSans1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b2b2b2" loext:opacity="100%" style:font-name="FreeSans1" fo:font-size="6pt" fo:font-weight="normal" fo:background-color="#ffffff" style:font-size-asian="4pt" style:font-weight-asian="normal" style:font-size-complex="4pt" style:font-weight-complex="normal"/>
    </style:style>
    <style:style style:name="T9" style:family="text">
      <style:text-properties style:font-name="FreeSans" fo:font-size="6pt" fo:font-weight="bold" style:font-size-asian="6pt" style:font-weight-asian="bold" style:font-size-complex="6pt" style:font-weight-complex="bold"/>
    </style:style>
    <style:style style:name="T10" style:family="text">
      <style:text-properties fo:font-size="3.59999990463257pt" style:font-size-asian="3.59999990463257pt" style:font-size-complex="3.59999990463257pt"/>
    </style:style>
    <style:style style:name="T11" style:family="text">
      <style:text-properties fo:font-size="3.59999990463257pt" fo:font-weight="bold" style:font-size-asian="3.59999990463257pt" style:font-weight-asian="bold" style:font-size-complex="3.5999999046325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1cm" svg:height="1.346cm" svg:x="3.648cm" svg:y="5.877cm">
          <text:p text:style-name="P1"><text:span text:style-name="T1">Choke Slee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738cm" svg:y1="3.359cm" svg:x2="4.386cm" svg:y2="3.97cm">
          <text:p/>
        </draw:line>
        <draw:line draw:style-name="gr3" draw:text-style-name="P3" draw:layer="layout" svg:x1="5.77cm" svg:y1="3.349cm" svg:x2="5.763cm" svg:y2="3.94cm">
          <text:p/>
        </draw:line>
        <draw:line draw:style-name="gr4" draw:text-style-name="P3" draw:layer="layout" svg:x1="5.78cm" svg:y1="3.37cm" svg:x2="7.455cm" svg:y2="3.93cm">
          <text:p/>
        </draw:line>
        <draw:line draw:style-name="gr4" draw:text-style-name="P3" draw:layer="layout" svg:x1="9.731cm" svg:y1="4.614cm" svg:x2="10.273cm" svg:y2="4.072cm">
          <text:p/>
        </draw:line>
        <draw:custom-shape draw:style-name="gr5" draw:text-style-name="P4" xml:id="id2" draw:id="id2" draw:layer="layout" svg:width="2.483cm" svg:height="1.46cm" svg:x="10.094cm" svg:y="8.976cm">
          <text:p text:style-name="P1"><text:span text:style-name="T1">Arm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8.109cm" svg:y1="9.77cm" svg:x2="10.075cm" svg:y2="9.779cm">
          <text:p/>
        </draw:line>
        <draw:custom-shape draw:style-name="gr7" draw:text-style-name="P6" draw:layer="layout" svg:width="2.1cm" svg:height="1.159cm" svg:x="8.037cm" svg:y="8.817cm">
          <text:p text:style-name="P5"><text:span text:style-name="T2">Optional</text:span></text:p>
          <text:p text:style-name="P5"><text:span text:style-name="T2">After 3rd pu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3.977cm" svg:y1="9.718cm" svg:x2="5.461cm" svg:y2="9.733cm">
          <text:p/>
        </draw:line>
        <draw:line draw:style-name="gr9" draw:text-style-name="P3" draw:layer="layout" svg:x1="15.384cm" svg:y1="9.797cm" svg:x2="16.369cm" svg:y2="9.797cm">
          <text:p/>
        </draw:line>
        <draw:custom-shape draw:style-name="gr10" draw:text-style-name="P3" draw:layer="layout" svg:width="11.826cm" svg:height="6.61cm" svg:x="1.217cm" svg:y="1.1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1.822cm" svg:height="3.102cm" svg:x="1.219cm" svg:y="8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5.592cm" svg:height="3.088cm" svg:x="13.403cm" svg:y="8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5.59cm" svg:height="6.605cm" svg:x="13.401cm" svg:y="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5.939cm" svg:height="1.545cm" svg:x="13.376cm" svg:y="1cm">
          <text:p text:style-name="P7"><text:span text:style-name="T3">Tekken 8</text:span></text:p>
          <text:p text:style-name="P7"><text:span text:style-name="T3">Armor King throw chart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78cm" svg:y1="5.275cm" svg:x2="4.538cm" svg:y2="5.897cm">
          <text:p/>
        </draw:line>
        <draw:line draw:style-name="gr4" draw:text-style-name="P3" draw:layer="layout" svg:x1="5.823cm" svg:y1="5.275cm" svg:x2="7.084cm" svg:y2="5.844cm">
          <text:p/>
        </draw:line>
        <draw:custom-shape draw:style-name="gr15" draw:text-style-name="P2" draw:layer="layout" svg:width="2.712cm" svg:height="1.308cm" svg:x="1.728cm" svg:y="3.974cm">
          <text:p text:style-name="P1"><text:span text:style-name="T1">Flinging Half Nelson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draw:type="curve" svg:x1="2.794cm" svg:y1="8.976cm" svg:x2="11.335cm" svg:y2="8.976cm" draw:start-shape="id1" draw:start-glue-point="0" draw:end-shape="id2" draw:end-glue-point="0" svg:d="M2794 8976c0-750 8541-750 8541 0" svg:viewBox="0 0 8542 563">
          <text:p/>
        </draw:connector>
        <draw:custom-shape draw:style-name="gr17" draw:text-style-name="P4" draw:layer="layout" svg:width="2.028cm" svg:height="1.415cm" svg:x="13.911cm" svg:y="9.075cm">
          <text:p text:style-name="P1"><text:span text:style-name="T1">Sup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286cm" svg:height="1.391cm" svg:x="10.298cm" svg:y="3.268cm">
          <text:p text:style-name="P1"><text:span text:style-name="T1">Human Neckti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1.54cm" svg:height="0.484cm" svg:x="10.638cm" svg:y="4.071cm">
          <draw:text-box>
            <text:p><text:span text:style-name="T1">60</text:span><text:span text:style-name="T5"> damage</text:span></text:p>
          </draw:text-box>
        </draw:frame>
        <draw:frame draw:style-name="gr20" draw:text-style-name="P10" draw:layer="layout" svg:width="1.539cm" svg:height="0.484cm" svg:x="3.968cm" svg:y="6.75cm">
          <draw:text-box>
            <text:p><text:span text:style-name="T1">60</text:span><text:span text:style-name="T5"> damage</text:span></text:p>
          </draw:text-box>
        </draw:frame>
        <draw:frame draw:style-name="gr21" draw:text-style-name="P10" draw:layer="layout" svg:width="2.796cm" svg:height="0.484cm" svg:x="9.986cm" svg:y="9.669cm">
          <draw:text-box>
            <text:p><text:span text:style-name="T1">25</text:span><text:span text:style-name="T5"> damage (no punches)</text:span></text:p>
          </draw:text-box>
        </draw:frame>
        <draw:frame draw:style-name="gr22" draw:text-style-name="P10" draw:layer="layout" svg:width="2.781cm" svg:height="0.484cm" svg:x="9.986cm" svg:y="9.941cm">
          <draw:text-box>
            <text:p><text:span text:style-name="T1">40</text:span><text:span text:style-name="T5"> damage (w/ punches)</text:span></text:p>
          </draw:text-box>
        </draw:frame>
        <draw:frame draw:style-name="gr20" draw:text-style-name="P10" draw:layer="layout" svg:width="1.539cm" svg:height="0.484cm" svg:x="14.121cm" svg:y="9.926cm">
          <draw:text-box>
            <text:p><text:span text:style-name="T1">35</text:span><text:span text:style-name="T5"> damage</text:span></text:p>
          </draw:text-box>
        </draw:frame>
        <draw:g draw:style-name="gr23">
          <draw:custom-shape draw:style-name="gr24" draw:text-style-name="P11" draw:layer="layout" svg:width="0.436cm" svg:height="0.436cm" svg:x="14.335cm" svg:y="2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1.602cm" svg:height="0.412cm" svg:x="14.618cm" svg:y="2.27cm">
            <text:p text:style-name="P12"><text:span text:style-name="T6">1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3">
          <draw:custom-shape draw:style-name="gr26" draw:text-style-name="P14" draw:layer="layout" svg:width="0.436cm" svg:height="0.436cm" svg:x="14.335cm" svg:y="2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1.602cm" svg:height="0.412cm" svg:x="14.618cm" svg:y="2.775cm">
            <text:p text:style-name="P12"><text:span text:style-name="T6">2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3">
          <draw:custom-shape draw:style-name="gr27" draw:text-style-name="P11" draw:layer="layout" svg:width="0.226cm" svg:height="0.454cm" svg:x="16.24cm" svg:y="2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1.602cm" svg:height="0.412cm" svg:x="16.523cm" svg:y="2.786cm">
            <text:p text:style-name="P12"><text:span text:style-name="T6">1 or 2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4" draw:layer="layout" svg:width="0.226cm" svg:height="0.454cm" svg:x="16.466cm" svg:y="2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3">
          <draw:custom-shape draw:style-name="gr29" draw:text-style-name="P15" draw:layer="layout" svg:width="0.454cm" svg:height="0.428cm" svg:x="16.236cm" svg:y="3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1.764cm" svg:height="0.412cm" svg:x="16.53cm" svg:y="3.329cm">
            <text:p text:style-name="P12"><text:span text:style-name="T6">Unbreak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3">
          <draw:custom-shape draw:style-name="gr31" draw:text-style-name="P16" draw:layer="layout" svg:width="0.436cm" svg:height="0.436cm" svg:x="16.24cm" svg:y="2.3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1.602cm" svg:height="0.412cm" svg:x="16.523cm" svg:y="2.304cm">
            <text:p text:style-name="P12"><text:span text:style-name="T6">1+2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3">
          <draw:frame draw:style-name="gr32" draw:text-style-name="P3" draw:layer="layout" svg:width="0.508cm" svg:height="0.508cm" svg:x="14.318cm" svg:y="3.324cm">
            <draw:image xlink:href="Pictures/10000001000004000000040055E09CEE.png" xlink:type="simple" xlink:show="embed" xlink:actuate="onLoad" draw:mime-type="image/png">
              <text:p/>
            </draw:image>
          </draw:frame>
          <draw:custom-shape draw:style-name="gr30" draw:text-style-name="P13" draw:layer="layout" svg:width="1.764cm" svg:height="0.412cm" svg:x="14.642cm" svg:y="3.325cm">
            <text:p text:style-name="P12"><text:span text:style-name="T6">Side Switc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3" draw:text-style-name="P3" draw:layer="layout" svg:width="0.381cm" svg:height="0.381cm" svg:x="15.559cm" svg:y="8.713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33" draw:text-style-name="P3" draw:layer="layout" svg:width="0.381cm" svg:height="0.381cm" svg:x="18.047cm" svg:y="8.698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33" draw:text-style-name="P3" draw:layer="layout" svg:width="0.381cm" svg:height="0.381cm" svg:x="12.16cm" svg:y="8.648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33" draw:text-style-name="P3" draw:layer="layout" svg:width="0.381cm" svg:height="0.381cm" svg:x="4.061cm" svg:y="3.591cm">
          <draw:image xlink:href="Pictures/10000001000004000000040055E09CEE.png" xlink:type="simple" xlink:show="embed" xlink:actuate="onLoad" draw:mime-type="image/png">
            <text:p/>
          </draw:image>
        </draw:frame>
        <draw:g draw:style-name="gr23">
          <draw:g draw:style-name="gr23">
            <draw:custom-shape draw:style-name="gr34" draw:text-style-name="P9" draw:layer="layout" svg:width="2.342cm" svg:height="1.378cm" svg:x="7.417cm" svg:y="3.941cm">
              <text:p text:style-name="P1"><text:span text:style-name="T1">Sleeper</text:span></text:p>
              <text:p text:style-name="P1"><text:span text:style-name="T1"/></text:p>
              <text:p text:style-name="P1"><text:span text:style-name="T1"/></text:p>
              <text:p text:style-name="P1"><text:span text:style-name="T7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23">
              <draw:g draw:style-name="gr23">
                <draw:custom-shape draw:style-name="gr35" draw:text-style-name="P17" draw:layer="measurelines" svg:width="0.127cm" svg:height="0.127cm" svg:x="7.928cm" svg:y="4.45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7.928cm" svg:y="4.5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7" draw:text-style-name="P19" draw:layer="measurelines" svg:width="0.127cm" svg:height="0.127cm" svg:x="8.055cm" svg:y="4.45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8.055cm" svg:y="4.5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23">
                <draw:custom-shape draw:style-name="gr35" draw:text-style-name="P17" draw:layer="measurelines" svg:width="0.127cm" svg:height="0.127cm" svg:x="8.428cm" svg:y="4.44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8.428cm" svg:y="4.5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17" draw:layer="measurelines" svg:width="0.127cm" svg:height="0.127cm" svg:x="8.555cm" svg:y="4.44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8.555cm" svg:y="4.5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17" draw:layer="measurelines" svg:width="0.127cm" svg:height="0.127cm" svg:x="8.428cm" svg:y="4.44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8.428cm" svg:y="4.5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17" draw:layer="measurelines" svg:width="0.127cm" svg:height="0.127cm" svg:x="8.555cm" svg:y="4.44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8.555cm" svg:y="4.5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17" draw:layer="measurelines" svg:width="0.127cm" svg:height="0.127cm" svg:x="8.428cm" svg:y="4.44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8" draw:text-style-name="P20" draw:layer="measurelines" svg:width="0.127cm" svg:height="0.127cm" svg:x="8.428cm" svg:y="4.5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17" draw:layer="measurelines" svg:width="0.127cm" svg:height="0.127cm" svg:x="8.555cm" svg:y="4.44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9" draw:text-style-name="P21" draw:layer="measurelines" svg:width="0.127cm" svg:height="0.127cm" svg:x="8.555cm" svg:y="4.5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23">
                <draw:custom-shape draw:style-name="gr40" draw:text-style-name="P22" draw:layer="measurelines" svg:width="0.127cm" svg:height="0.127cm" svg:x="8.741cm" svg:y="4.44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8.741cm" svg:y="4.5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1" draw:text-style-name="P23" draw:layer="measurelines" svg:width="0.127cm" svg:height="0.127cm" svg:x="8.868cm" svg:y="4.44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8.868cm" svg:y="4.5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frame draw:style-name="gr32" draw:text-style-name="P3" draw:layer="layout" svg:width="0.305cm" svg:height="0.305cm" svg:x="8.133cm" svg:y="4.434cm">
                <draw:image xlink:href="Pictures/1000000100000050000000507915E7F6.png" xlink:type="simple" xlink:show="embed" xlink:actuate="onLoad" draw:mime-type="image/png">
                  <text:p/>
                </draw:image>
              </draw:frame>
              <draw:frame draw:style-name="gr42" draw:text-style-name="P3" draw:layer="layout" svg:width="0.305cm" svg:height="0.305cm" svg:x="8.986cm" svg:y="4.436cm">
                <draw:image xlink:href="Pictures/1000000100000050000000507915E7F6.png" xlink:type="simple" xlink:show="embed" xlink:actuate="onLoad" draw:mime-type="image/png">
                  <text:p/>
                </draw:image>
              </draw:frame>
            </draw:g>
          </draw:g>
          <draw:frame draw:style-name="gr20" draw:text-style-name="P10" draw:layer="layout" svg:width="1.539cm" svg:height="0.484cm" svg:x="7.84cm" svg:y="4.735cm">
            <draw:text-box>
              <text:p><text:span text:style-name="T1">35</text:span><text:span text:style-name="T5"> damage</text:span></text:p>
            </draw:text-box>
          </draw:frame>
        </draw:g>
        <draw:line draw:style-name="gr43" draw:text-style-name="P3" draw:layer="layout" svg:x1="9.719cm" svg:y1="4.614cm" svg:x2="10.321cm" svg:y2="5.419cm">
          <text:p/>
        </draw:line>
        <draw:custom-shape draw:style-name="gr44" draw:text-style-name="P2" draw:layer="layout" svg:width="2.274cm" svg:height="1.378cm" svg:x="10.312cm" svg:y="4.802cm">
          <text:p text:style-name="P1"><text:span text:style-name="T1">Triple Tr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539cm" svg:height="0.484cm" svg:x="10.675cm" svg:y="5.561cm">
          <draw:text-box>
            <text:p><text:span text:style-name="T1">55</text:span><text:span text:style-name="T5"> damage</text:span></text:p>
          </draw:text-box>
        </draw:frame>
        <draw:custom-shape draw:style-name="gr45" draw:text-style-name="P6" draw:layer="layout" svg:width="6.661cm" svg:height="1.159cm" svg:x="6.979cm" svg:y="6.968cm">
          <text:p text:style-name="P5"><text:span text:style-name="T2">*Note: All damage values are based on powered up 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5" draw:layer="layout" svg:width="5.417cm" svg:height="1.183cm" svg:x="13.535cm" svg:y="6.484cm">
          <draw:text-box>
            <text:p text:style-name="P24"><text:span text:style-name="T8">Created by: Ausuri</text:span></text:p>
            <text:p text:style-name="P24"><text:span text:style-name="T8">Version 1.1</text:span><text:span text:style-name="T8"><text:line-break/></text:span><text:span text:style-name="T8">15 OCT 2025</text:span></text:p>
            <text:p text:style-name="P24"><text:span text:style-name="T8">github.com/Ausuri/tekken8-armor-king-throw-chart</text:span></text:p>
          </draw:text-box>
        </draw:frame>
        <draw:frame draw:style-name="gr32" draw:text-style-name="P3" draw:layer="layout" svg:width="0.508cm" svg:height="0.508cm" svg:x="14.322cm" svg:y="3.848cm">
          <draw:image xlink:href="Pictures/100000010000005000000050E78C05AE.png" xlink:type="simple" xlink:show="embed" xlink:actuate="onLoad" draw:mime-type="image/png">
            <text:p/>
          </draw:image>
        </draw:frame>
        <draw:frame draw:style-name="gr47" draw:text-style-name="P3" draw:layer="layout" svg:width="0.508cm" svg:height="0.533cm" svg:x="16.201cm" svg:y="3.834cm">
          <draw:image xlink:href="Pictures/100000010000005000000050585118E0.png" xlink:type="simple" xlink:show="embed" xlink:actuate="onLoad" draw:mime-type="image/png">
            <text:p/>
          </draw:image>
        </draw:frame>
        <draw:g draw:style-name="gr23">
          <draw:frame draw:style-name="gr20" draw:text-style-name="P10" draw:layer="layout" svg:width="1.539cm" svg:height="0.484cm" svg:x="2.345cm" svg:y="4.731cm">
            <draw:text-box>
              <text:p><text:span text:style-name="T1">45</text:span><text:span text:style-name="T5"> damage</text:span></text:p>
            </draw:text-box>
          </draw:frame>
          <draw:g draw:style-name="gr23">
            <draw:frame draw:style-name="gr32" draw:text-style-name="P3" draw:layer="layout" svg:width="0.305cm" svg:height="0.305cm" svg:x="2.494cm" svg:y="4.437cm">
              <draw:image xlink:href="Pictures/1000000100000050000000507915E7F6.png" xlink:type="simple" xlink:show="embed" xlink:actuate="onLoad" draw:mime-type="image/png">
                <text:p/>
              </draw:image>
            </draw:frame>
            <draw:g draw:style-name="gr23">
              <draw:custom-shape draw:style-name="gr40" draw:text-style-name="P22" draw:layer="layout" svg:width="0.127cm" svg:height="0.127cm" svg:x="2.263cm" svg:y="4.447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layout" svg:width="0.127cm" svg:height="0.127cm" svg:x="2.263cm" svg:y="4.5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17" draw:layer="layout" svg:width="0.127cm" svg:height="0.127cm" svg:x="2.39cm" svg:y="4.447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layout" svg:width="0.127cm" svg:height="0.127cm" svg:x="2.39cm" svg:y="4.5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2" draw:text-style-name="P3" draw:layer="layout" svg:width="0.305cm" svg:height="0.305cm" svg:x="3.411cm" svg:y="4.438cm">
              <draw:image xlink:href="Pictures/1000000100000050000000507915E7F6.png" xlink:type="simple" xlink:show="embed" xlink:actuate="onLoad" draw:mime-type="image/png">
                <text:p/>
              </draw:image>
            </draw:frame>
            <draw:g draw:style-name="gr23">
              <draw:custom-shape draw:style-name="gr35" draw:text-style-name="P17" draw:layer="layout" svg:width="0.127cm" svg:height="0.127cm" svg:x="2.804cm" svg:y="4.452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layout" svg:width="0.127cm" svg:height="0.127cm" svg:x="2.804cm" svg:y="4.5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3" draw:layer="layout" svg:width="0.127cm" svg:height="0.127cm" svg:x="2.931cm" svg:y="4.452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layout" svg:width="0.127cm" svg:height="0.127cm" svg:x="2.931cm" svg:y="4.5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3" draw:layer="layout" svg:width="0.127cm" svg:height="0.127cm" svg:x="2.931cm" svg:y="4.452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21" draw:layer="layout" svg:width="0.127cm" svg:height="0.127cm" svg:x="2.931cm" svg:y="4.5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3">
              <draw:custom-shape draw:style-name="gr40" draw:text-style-name="P22" draw:layer="layout" svg:width="0.127cm" svg:height="0.127cm" svg:x="3.141cm" svg:y="4.452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layout" svg:width="0.127cm" svg:height="0.127cm" svg:x="3.141cm" svg:y="4.5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3" draw:layer="layout" svg:width="0.127cm" svg:height="0.127cm" svg:x="3.268cm" svg:y="4.452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layout" svg:width="0.127cm" svg:height="0.127cm" svg:x="3.268cm" svg:y="4.5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48" draw:text-style-name="P4" xml:id="id1" draw:id="id1" draw:layer="layout" svg:width="2.391cm" svg:height="1.53cm" svg:x="1.599cm" svg:y="8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3">
          <draw:custom-shape draw:style-name="gr49" draw:text-style-name="P4" draw:layer="layout" svg:width="2.48cm" svg:height="1.347cm" svg:x="4.658cm" svg:y="3.959cm">
            <text:p text:style-name="P1"><text:span text:style-name="T1">Neck Dr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3">
            <draw:frame draw:style-name="gr20" draw:text-style-name="P10" draw:layer="layout" svg:width="1.539cm" svg:height="0.484cm" svg:x="5.154cm" svg:y="4.722cm">
              <draw:text-box>
                <text:p><text:span text:style-name="T1">35</text:span><text:span text:style-name="T5"> damage</text:span></text:p>
              </draw:text-box>
            </draw:frame>
            <draw:g draw:style-name="gr23">
              <draw:g draw:style-name="gr23">
                <draw:custom-shape draw:style-name="gr40" draw:text-style-name="P22" draw:layer="measurelines" svg:width="0.127cm" svg:height="0.127cm" svg:x="5.079cm" svg:y="4.45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5.079cm" svg:y="4.5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1" draw:text-style-name="P23" draw:layer="measurelines" svg:width="0.127cm" svg:height="0.127cm" svg:x="5.206cm" svg:y="4.45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5.206cm" svg:y="4.5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23">
                <draw:custom-shape draw:style-name="gr40" draw:text-style-name="P22" draw:layer="measurelines" svg:width="0.127cm" svg:height="0.127cm" svg:x="6.225cm" svg:y="4.4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6.225cm" svg:y="4.58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1" draw:text-style-name="P23" draw:layer="measurelines" svg:width="0.127cm" svg:height="0.127cm" svg:x="6.352cm" svg:y="4.4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6.352cm" svg:y="4.58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23">
                <draw:custom-shape draw:style-name="gr40" draw:text-style-name="P22" draw:layer="measurelines" svg:width="0.127cm" svg:height="0.127cm" svg:x="5.92cm" svg:y="4.46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5.92cm" svg:y="4.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17" draw:layer="measurelines" svg:width="0.127cm" svg:height="0.127cm" svg:x="6.047cm" svg:y="4.46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6.047cm" svg:y="4.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23">
                <draw:custom-shape draw:style-name="gr35" draw:text-style-name="P17" draw:layer="measurelines" svg:width="0.127cm" svg:height="0.127cm" svg:x="5.622cm" svg:y="4.46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5.622cm" svg:y="4.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7" draw:text-style-name="P19" draw:layer="measurelines" svg:width="0.127cm" svg:height="0.127cm" svg:x="5.749cm" svg:y="4.46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18" draw:layer="measurelines" svg:width="0.127cm" svg:height="0.127cm" svg:x="5.749cm" svg:y="4.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frame draw:style-name="gr32" draw:text-style-name="P3" draw:layer="measurelines" svg:width="0.305cm" svg:height="0.305cm" svg:x="5.309cm" svg:y="4.442cm">
                <draw:image xlink:href="Pictures/1000000100000050000000507915E7F6.png" xlink:type="simple" xlink:show="embed" xlink:actuate="onLoad" draw:mime-type="image/png">
                  <text:p/>
                </draw:image>
              </draw:frame>
              <draw:frame draw:style-name="gr42" draw:text-style-name="P3" draw:layer="measurelines" svg:width="0.305cm" svg:height="0.305cm" svg:x="6.468cm" svg:y="4.443cm">
                <draw:image xlink:href="Pictures/1000000100000050000000507915E7F6.png" xlink:type="simple" xlink:show="embed" xlink:actuate="onLoad" draw:mime-type="image/png">
                  <text:p/>
                </draw:image>
              </draw:frame>
            </draw:g>
          </draw:g>
        </draw:g>
        <draw:g draw:style-name="gr23">
          <draw:frame draw:style-name="gr42" draw:text-style-name="P3" draw:layer="layout" svg:width="0.305cm" svg:height="0.305cm" svg:x="5.508cm" svg:y="6.406cm">
            <draw:image xlink:href="Pictures/1000000100000050000000507915E7F6.png" xlink:type="simple" xlink:show="embed" xlink:actuate="onLoad" draw:mime-type="image/png">
              <text:p/>
            </draw:image>
          </draw:frame>
          <draw:frame draw:style-name="gr32" draw:text-style-name="P3" draw:layer="layout" svg:width="0.305cm" svg:height="0.305cm" svg:x="3.98cm" svg:y="6.403cm">
            <draw:image xlink:href="Pictures/1000000100000050000000507915E7F6.png" xlink:type="simple" xlink:show="embed" xlink:actuate="onLoad" draw:mime-type="image/png">
              <text:p/>
            </draw:image>
          </draw:frame>
          <draw:g draw:style-name="gr23">
            <draw:custom-shape draw:style-name="gr40" draw:text-style-name="P22" draw:layer="layout" svg:width="0.127cm" svg:height="0.127cm" svg:x="3.799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3.799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layout" svg:width="0.127cm" svg:height="0.127cm" svg:x="3.926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3.926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3">
            <draw:custom-shape draw:style-name="gr35" draw:text-style-name="P17" draw:layer="measurelines" svg:width="0.127cm" svg:height="0.127cm" svg:x="4.293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4.293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measurelines" svg:width="0.127cm" svg:height="0.127cm" svg:x="4.42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measurelines" svg:width="0.127cm" svg:height="0.127cm" svg:x="4.42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3">
            <draw:custom-shape draw:style-name="gr35" draw:text-style-name="P17" draw:layer="measurelines" svg:width="0.127cm" svg:height="0.127cm" svg:x="4.61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0" draw:layer="measurelines" svg:width="0.127cm" svg:height="0.127cm" svg:x="4.61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measurelines" svg:width="0.127cm" svg:height="0.127cm" svg:x="4.737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4.737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3">
            <draw:custom-shape draw:style-name="gr35" draw:text-style-name="P17" draw:layer="measurelines" svg:width="0.127cm" svg:height="0.127cm" svg:x="4.928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4.928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measurelines" svg:width="0.127cm" svg:height="0.127cm" svg:x="5.055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measurelines" svg:width="0.127cm" svg:height="0.127cm" svg:x="5.055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3">
            <draw:custom-shape draw:style-name="gr40" draw:text-style-name="P22" draw:layer="measurelines" svg:width="0.127cm" svg:height="0.127cm" svg:x="5.245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5.245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3" draw:layer="measurelines" svg:width="0.127cm" svg:height="0.127cm" svg:x="5.372cm" svg:y="6.41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5.372cm" svg:y="6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3">
          <draw:custom-shape draw:style-name="gr50" draw:text-style-name="P26" draw:layer="layout" svg:width="1.333cm" svg:height="1.492cm" svg:x="6.798cm" svg:y="8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7" draw:layer="layout" svg:width="1.333cm" svg:height="1.492cm" svg:x="5.464cm" svg:y="8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2" draw:text-style-name="P28" draw:layer="layout" svg:width="2.455cm" svg:height="0.406cm" svg:x="5.537cm" svg:y="9.088cm">
          <text:p text:style-name="P1"><text:span text:style-name="T1">Ultimate Pu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9" draw:layer="layout" svg:width="0.778cm" svg:height="0.484cm" svg:x="6.451cm" svg:y="9.486cm">
          <draw:text-box>
            <text:p><text:span text:style-name="T7">or</text:span></text:p>
          </draw:text-box>
        </draw:frame>
        <draw:frame draw:style-name="gr20" draw:text-style-name="P10" draw:layer="layout" svg:width="1.539cm" svg:height="0.484cm" svg:x="6.033cm" svg:y="9.935cm">
          <draw:text-box>
            <text:p><text:span text:style-name="T1">30</text:span><text:span text:style-name="T5"> damage</text:span></text:p>
          </draw:text-box>
        </draw:frame>
        <draw:g draw:style-name="gr23">
          <draw:custom-shape draw:style-name="gr40" draw:text-style-name="P22" draw:layer="measurelines" svg:width="0.127cm" svg:height="0.127cm" svg:x="6.336cm" svg:y="9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8" draw:layer="measurelines" svg:width="0.127cm" svg:height="0.127cm" svg:x="6.336cm" svg:y="9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measurelines" svg:width="0.127cm" svg:height="0.127cm" svg:x="6.463cm" svg:y="9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8" draw:layer="measurelines" svg:width="0.127cm" svg:height="0.127cm" svg:x="6.463cm" svg:y="9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3">
          <draw:custom-shape draw:style-name="gr35" draw:text-style-name="P17" draw:layer="measurelines" svg:width="0.127cm" svg:height="0.127cm" svg:x="6.992cm" svg:y="9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8" draw:layer="measurelines" svg:width="0.127cm" svg:height="0.127cm" svg:x="6.992cm" svg:y="9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9" draw:layer="measurelines" svg:width="0.127cm" svg:height="0.127cm" svg:x="7.119cm" svg:y="9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8" draw:layer="measurelines" svg:width="0.127cm" svg:height="0.127cm" svg:x="7.119cm" svg:y="9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3">
          <draw:custom-shape draw:style-name="gr54" draw:text-style-name="P9" draw:layer="layout" svg:width="2.217cm" svg:height="1.378cm" svg:x="6.04cm" svg:y="5.86cm">
            <text:p text:style-name="P1"><text:span text:style-name="T1">3-Count Pou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0" draw:layer="layout" svg:width="1.539cm" svg:height="0.484cm" svg:x="6.413cm" svg:y="6.748cm">
            <draw:text-box>
              <text:p><text:span text:style-name="T1">65</text:span><text:span text:style-name="T5"> damage</text:span></text:p>
            </draw:text-box>
          </draw:frame>
          <draw:g draw:style-name="gr23">
            <draw:g draw:style-name="gr23">
              <draw:custom-shape draw:style-name="gr40" draw:text-style-name="P22" draw:layer="measurelines" svg:width="0.127cm" svg:height="0.127cm" svg:x="7cm" svg:y="6.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7cm" svg:y="6.5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17" draw:layer="measurelines" svg:width="0.127cm" svg:height="0.127cm" svg:x="7.127cm" svg:y="6.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7.127cm" svg:y="6.5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32" draw:text-style-name="P3" draw:layer="measurelines" svg:width="0.305cm" svg:height="0.305cm" svg:x="6.379cm" svg:y="6.391cm">
              <draw:image xlink:href="Pictures/1000000100000050000000507915E7F6.png" xlink:type="simple" xlink:show="embed" xlink:actuate="onLoad" draw:mime-type="image/png">
                <text:p/>
              </draw:image>
            </draw:frame>
            <draw:frame draw:style-name="gr42" draw:text-style-name="P3" draw:layer="measurelines" svg:width="0.305cm" svg:height="0.305cm" svg:x="7.904cm" svg:y="6.392cm">
              <draw:image xlink:href="Pictures/1000000100000050000000507915E7F6.png" xlink:type="simple" xlink:show="embed" xlink:actuate="onLoad" draw:mime-type="image/png">
                <text:p/>
              </draw:image>
            </draw:frame>
            <draw:g draw:style-name="gr23">
              <draw:custom-shape draw:style-name="gr35" draw:text-style-name="P17" draw:layer="measurelines" svg:width="0.127cm" svg:height="0.127cm" svg:x="6.19cm" svg:y="6.4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6.19cm" svg:y="6.5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19" draw:layer="measurelines" svg:width="0.127cm" svg:height="0.127cm" svg:x="6.317cm" svg:y="6.4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6.317cm" svg:y="6.5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3">
              <draw:custom-shape draw:style-name="gr35" draw:text-style-name="P17" draw:layer="measurelines" svg:width="0.127cm" svg:height="0.127cm" svg:x="6.683cm" svg:y="6.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6.683cm" svg:y="6.5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19" draw:layer="measurelines" svg:width="0.127cm" svg:height="0.127cm" svg:x="6.81cm" svg:y="6.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6.81cm" svg:y="6.5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3">
              <draw:custom-shape draw:style-name="gr40" draw:text-style-name="P22" draw:layer="measurelines" svg:width="0.127cm" svg:height="0.127cm" svg:x="7.316cm" svg:y="6.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7.316cm" svg:y="6.5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17" draw:layer="measurelines" svg:width="0.127cm" svg:height="0.127cm" svg:x="7.443cm" svg:y="6.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7.443cm" svg:y="6.5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3">
              <draw:custom-shape draw:style-name="gr40" draw:text-style-name="P22" draw:layer="measurelines" svg:width="0.127cm" svg:height="0.127cm" svg:x="7.644cm" svg:y="6.411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7.644cm" svg:y="6.5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3" draw:layer="measurelines" svg:width="0.127cm" svg:height="0.127cm" svg:x="7.771cm" svg:y="6.411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measurelines" svg:width="0.127cm" svg:height="0.127cm" svg:x="7.771cm" svg:y="6.5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draw:style-name="gr23">
          <draw:custom-shape draw:style-name="gr40" draw:text-style-name="P22" draw:layer="measurelines" svg:width="0.127cm" svg:height="0.127cm" svg:x="11.209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8" draw:layer="measurelines" svg:width="0.127cm" svg:height="0.127cm" svg:x="11.209cm" svg:y="9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3" draw:layer="measurelines" svg:width="0.127cm" svg:height="0.127cm" svg:x="11.336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8" draw:layer="measurelines" svg:width="0.127cm" svg:height="0.127cm" svg:x="11.336cm" svg:y="9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3">
          <draw:g draw:style-name="gr23">
            <draw:custom-shape draw:style-name="gr40" draw:text-style-name="P22" draw:layer="measurelines" svg:width="0.127cm" svg:height="0.127cm" svg:x="11.796cm" svg:y="3.77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1.796cm" svg:y="3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3" draw:layer="measurelines" svg:width="0.127cm" svg:height="0.127cm" svg:x="11.923cm" svg:y="3.77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1.923cm" svg:y="3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3">
            <draw:custom-shape draw:style-name="gr35" draw:text-style-name="P17" draw:layer="measurelines" svg:width="0.127cm" svg:height="0.127cm" svg:x="10.699cm" svg:y="3.77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0.699cm" svg:y="3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9" draw:layer="measurelines" svg:width="0.127cm" svg:height="0.127cm" svg:x="10.826cm" svg:y="3.77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0.826cm" svg:y="3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2" draw:text-style-name="P3" draw:layer="measurelines" svg:width="0.305cm" svg:height="0.305cm" svg:x="10.878cm" svg:y="3.759cm">
            <draw:image xlink:href="Pictures/1000000100000050000000507915E7F6.png" xlink:type="simple" xlink:show="embed" xlink:actuate="onLoad" draw:mime-type="image/png">
              <text:p/>
            </draw:image>
          </draw:frame>
          <draw:frame draw:style-name="gr42" draw:text-style-name="P3" draw:layer="measurelines" svg:width="0.305cm" svg:height="0.305cm" svg:x="12.042cm" svg:y="3.76cm">
            <draw:image xlink:href="Pictures/1000000100000050000000507915E7F6.png" xlink:type="simple" xlink:show="embed" xlink:actuate="onLoad" draw:mime-type="image/png">
              <text:p/>
            </draw:image>
          </draw:frame>
          <draw:g draw:style-name="gr23">
            <draw:custom-shape draw:style-name="gr35" draw:text-style-name="P17" draw:layer="measurelines" svg:width="0.127cm" svg:height="0.127cm" svg:x="11.161cm" svg:y="3.77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0" draw:layer="measurelines" svg:width="0.127cm" svg:height="0.127cm" svg:x="11.161cm" svg:y="3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measurelines" svg:width="0.127cm" svg:height="0.127cm" svg:x="11.288cm" svg:y="3.77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1.288cm" svg:y="3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3">
            <draw:custom-shape draw:style-name="gr35" draw:text-style-name="P17" draw:layer="measurelines" svg:width="0.127cm" svg:height="0.127cm" svg:x="11.479cm" svg:y="3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1.479cm" svg:y="3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measurelines" svg:width="0.127cm" svg:height="0.127cm" svg:x="11.606cm" svg:y="3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21" draw:layer="measurelines" svg:width="0.127cm" svg:height="0.127cm" svg:x="11.606cm" svg:y="3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3">
          <draw:g draw:style-name="gr23">
            <draw:custom-shape draw:style-name="gr40" draw:text-style-name="P22" draw:layer="measurelines" svg:width="0.127cm" svg:height="0.127cm" svg:x="11.816cm" svg:y="5.29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1.816cm" svg:y="5.4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3" draw:layer="measurelines" svg:width="0.127cm" svg:height="0.127cm" svg:x="11.943cm" svg:y="5.29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1.943cm" svg:y="5.4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2" draw:text-style-name="P3" draw:layer="measurelines" svg:width="0.305cm" svg:height="0.305cm" svg:x="10.883cm" svg:y="5.275cm">
            <draw:image xlink:href="Pictures/1000000100000050000000507915E7F6.png" xlink:type="simple" xlink:show="embed" xlink:actuate="onLoad" draw:mime-type="image/png">
              <text:p/>
            </draw:image>
          </draw:frame>
          <draw:g draw:style-name="gr23">
            <draw:custom-shape draw:style-name="gr40" draw:text-style-name="P22" draw:layer="layout" svg:width="0.127cm" svg:height="0.127cm" svg:x="10.703cm" svg:y="5.299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0.703cm" svg:y="5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layout" svg:width="0.127cm" svg:height="0.127cm" svg:x="10.83cm" svg:y="5.299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0.83cm" svg:y="5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3">
            <draw:custom-shape draw:style-name="gr40" draw:text-style-name="P22" draw:layer="layout" svg:width="0.127cm" svg:height="0.127cm" svg:x="11.5cm" svg:y="5.29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1.5cm" svg:y="5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layout" svg:width="0.127cm" svg:height="0.127cm" svg:x="11.627cm" svg:y="5.29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1.627cm" svg:y="5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3">
            <draw:custom-shape draw:style-name="gr40" draw:text-style-name="P22" draw:layer="layout" svg:width="0.127cm" svg:height="0.127cm" svg:x="11.175cm" svg:y="5.29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1.175cm" svg:y="5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7" draw:layer="layout" svg:width="0.127cm" svg:height="0.127cm" svg:x="11.302cm" svg:y="5.29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1.302cm" svg:y="5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2" draw:text-style-name="P3" draw:layer="layout" svg:width="0.305cm" svg:height="0.305cm" svg:x="12.086cm" svg:y="5.275cm">
            <draw:image xlink:href="Pictures/1000000100000050000000507915E7F6.png" xlink:type="simple" xlink:show="embed" xlink:actuate="onLoad" draw:mime-type="image/png">
              <text:p/>
            </draw:image>
          </draw:frame>
        </draw:g>
        <draw:g draw:style-name="gr23">
          <draw:frame draw:style-name="gr32" draw:text-style-name="P3" draw:layer="layout" svg:width="0.254cm" svg:height="0.254cm" svg:x="14.309cm" svg:y="9.619cm">
            <draw:image xlink:href="Pictures/1000000100000050000000500F7FCAE6.png" xlink:type="simple" xlink:show="embed" xlink:actuate="onLoad" draw:mime-type="image/png">
              <text:p/>
            </draw:image>
          </draw:frame>
          <draw:frame draw:style-name="gr55" draw:text-style-name="P10" draw:layer="layout" svg:width="0.685cm" svg:height="0.484cm" svg:x="14.677cm" svg:y="9.507cm">
            <draw:text-box>
              <text:p><text:span text:style-name="T5">or</text:span></text:p>
            </draw:text-box>
          </draw:frame>
          <draw:g draw:style-name="gr23">
            <draw:custom-shape draw:style-name="gr35" draw:text-style-name="P17" draw:layer="layout" svg:width="0.127cm" svg:height="0.127cm" svg:x="14.606cm" svg:y="9.61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4.606cm" svg:y="9.7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3" draw:layer="layout" svg:width="0.127cm" svg:height="0.127cm" svg:x="14.733cm" svg:y="9.61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4.733cm" svg:y="9.7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3" draw:layer="layout" svg:width="0.127cm" svg:height="0.127cm" svg:x="14.733cm" svg:y="9.612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0.127cm" svg:height="0.127cm" svg:x="14.733cm" svg:y="9.7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3">
            <draw:custom-shape draw:style-name="gr35" draw:text-style-name="P17" draw:layer="layout" svg:width="0.127cm" svg:height="0.127cm" svg:x="15.183cm" svg:y="9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5.183cm" svg:y="9.7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3" draw:layer="layout" svg:width="0.127cm" svg:height="0.127cm" svg:x="15.31cm" svg:y="9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127cm" svg:height="0.127cm" svg:x="15.31cm" svg:y="9.7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3" draw:layer="layout" svg:width="0.127cm" svg:height="0.127cm" svg:x="15.31cm" svg:y="9.6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0.127cm" svg:height="0.127cm" svg:x="15.31cm" svg:y="9.7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3">
          <draw:custom-shape draw:style-name="gr56" draw:text-style-name="P30" draw:layer="layout" svg:width="2.032cm" svg:height="1.422cm" svg:x="16.383cm" svg:y="9.067cm">
            <text:p text:style-name="P1"><text:span text:style-name="T1">Jaguar Screw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3" draw:layer="layout" svg:width="0.254cm" svg:height="0.254cm" svg:x="17.102cm" svg:y="9.673cm">
            <draw:image xlink:href="Pictures/100000010000005000000050416E9E0A.png" xlink:type="simple" xlink:show="embed" xlink:actuate="onLoad" draw:mime-type="image/png">
              <text:p/>
            </draw:image>
          </draw:frame>
          <draw:frame draw:style-name="gr20" draw:text-style-name="P10" draw:layer="layout" svg:width="1.539cm" svg:height="0.484cm" svg:x="16.63cm" svg:y="9.959cm">
            <draw:text-box>
              <text:p><text:span text:style-name="T1">38</text:span><text:span text:style-name="T5"> damage</text:span></text:p>
            </draw:text-box>
          </draw:frame>
          <draw:g draw:style-name="gr23">
            <draw:custom-shape draw:style-name="gr40" draw:text-style-name="P22" draw:layer="measurelines" svg:width="0.127cm" svg:height="0.127cm" svg:x="17.4cm" svg:y="9.663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7.4cm" svg:y="9.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3" draw:layer="measurelines" svg:width="0.127cm" svg:height="0.127cm" svg:x="17.527cm" svg:y="9.663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measurelines" svg:width="0.127cm" svg:height="0.127cm" svg:x="17.527cm" svg:y="9.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3">
          <draw:frame draw:style-name="gr32" draw:text-style-name="P3" draw:layer="measurelines" svg:width="0.381cm" svg:height="0.381cm" draw:transform="rotate (-3.14159265358979) translate (15.898cm 4.996cm)">
            <draw:image xlink:href="Pictures/1000000100000050000000507915E7F6.png" xlink:type="simple" xlink:show="embed" xlink:actuate="onLoad" draw:mime-type="image/png">
              <text:p/>
            </draw:image>
          </draw:frame>
          <draw:frame draw:style-name="gr42" draw:text-style-name="P3" draw:layer="measurelines" svg:width="0.381cm" svg:height="0.381cm" draw:transform="rotate (-3.14159265358979) translate (15.548cm 4.996cm)">
            <draw:image xlink:href="Pictures/1000000100000050000000507915E7F6.png" xlink:type="simple" xlink:show="embed" xlink:actuate="onLoad" draw:mime-type="image/png">
              <text:p/>
            </draw:image>
          </draw:frame>
          <draw:custom-shape draw:style-name="gr57" draw:text-style-name="P6" draw:layer="layout" svg:width="1.699cm" svg:height="0.443cm" svg:x="15.51cm" svg:y="4.577cm">
            <text:p text:style-name="P5"><text:span text:style-name="T2">Optional / Power u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3">
          <draw:g draw:style-name="gr23">
            <draw:custom-shape draw:style-name="gr58" draw:text-style-name="P26" draw:layer="layout" svg:width="1.381cm" svg:height="1.657cm" svg:x="5.776cm" svg:y="1.6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" draw:text-style-name="P27" draw:layer="layout" svg:width="1.381cm" svg:height="1.657cm" svg:x="4.393cm" svg:y="1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0" draw:text-style-name="P32" draw:layer="layout" svg:width="2.239cm" svg:height="0.486cm" svg:x="4.653cm" svg:y="1.735cm">
            <text:p text:style-name="P31"><text:span text:style-name="T9">Cobra Clut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0" draw:layer="layout" svg:width="1.539cm" svg:height="0.484cm" svg:x="5.058cm" svg:y="2.484cm">
            <draw:text-box>
              <text:p><text:span text:style-name="T1">20</text:span><text:span text:style-name="T5"> damage</text:span></text:p>
            </draw:text-box>
          </draw:frame>
          <draw:frame draw:style-name="gr33" draw:text-style-name="P3" draw:layer="layout" svg:width="0.381cm" svg:height="0.381cm" svg:x="6.714cm" svg:y="1.331cm">
            <draw:image xlink:href="Pictures/10000001000004000000040055E09CEE.png" xlink:type="simple" xlink:show="embed" xlink:actuate="onLoad" draw:mime-type="image/png">
              <text:p/>
            </draw:image>
          </draw:frame>
          <draw:g draw:style-name="gr23">
            <draw:frame draw:style-name="gr32" draw:text-style-name="P3" draw:layer="layout" svg:width="0.254cm" svg:height="0.254cm" svg:x="5.656cm" svg:y="2.212cm">
              <draw:image xlink:href="Pictures/10000001000000500000005050E511C0.png" xlink:type="simple" xlink:show="embed" xlink:actuate="onLoad" draw:mime-type="image/png">
                <text:p/>
              </draw:image>
            </draw:frame>
            <draw:frame draw:style-name="gr32" draw:text-style-name="P3" draw:layer="layout" svg:width="0.254cm" svg:height="0.254cm" svg:x="4.89cm" svg:y="2.214cm">
              <draw:image xlink:href="Pictures/1000000100000050000000500F7FCAE6.png" xlink:type="simple" xlink:show="embed" xlink:actuate="onLoad" draw:mime-type="image/png">
                <text:p/>
              </draw:image>
            </draw:frame>
            <draw:frame draw:style-name="gr32" draw:text-style-name="P3" draw:layer="layout" svg:width="0.254cm" svg:height="0.254cm" svg:x="5.144cm" svg:y="2.214cm">
              <draw:image xlink:href="Pictures/1000000100000050000000504EB58C4A.png" xlink:type="simple" xlink:show="embed" xlink:actuate="onLoad" draw:mime-type="image/png">
                <text:p/>
              </draw:image>
            </draw:frame>
            <draw:frame draw:style-name="gr32" draw:text-style-name="P3" draw:layer="layout" svg:width="0.254cm" svg:height="0.254cm" svg:x="5.398cm" svg:y="2.214cm">
              <draw:image xlink:href="Pictures/100000010000005000000050416E9E0A.png" xlink:type="simple" xlink:show="embed" xlink:actuate="onLoad" draw:mime-type="image/png">
                <text:p/>
              </draw:image>
            </draw:frame>
            <draw:frame draw:style-name="gr61" draw:text-style-name="P33" draw:layer="layout" svg:width="0.685cm" svg:height="0.484cm" svg:x="6.073cm" svg:y="2.089cm">
              <draw:text-box>
                <text:p><text:span text:style-name="T7">or</text:span></text:p>
              </draw:text-box>
            </draw:frame>
            <draw:g draw:style-name="gr23">
              <draw:custom-shape draw:style-name="gr40" draw:text-style-name="P22" draw:layer="layout" svg:width="0.127cm" svg:height="0.127cm" svg:x="5.979cm" svg:y="2.2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8" draw:text-style-name="P20" draw:layer="layout" svg:width="0.127cm" svg:height="0.127cm" svg:x="5.979cm" svg:y="2.3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17" draw:layer="layout" svg:width="0.127cm" svg:height="0.127cm" svg:x="6.106cm" svg:y="2.2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8" draw:layer="layout" svg:width="0.127cm" svg:height="0.127cm" svg:x="6.106cm" svg:y="2.3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3">
              <draw:custom-shape draw:style-name="gr35" draw:text-style-name="P17" draw:layer="layout" svg:width="0.127cm" svg:height="0.127cm" svg:x="6.585cm" svg:y="2.204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layout" svg:width="0.127cm" svg:height="0.127cm" svg:x="6.585cm" svg:y="2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3" draw:layer="layout" svg:width="0.127cm" svg:height="0.127cm" svg:x="6.712cm" svg:y="2.204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8" draw:layer="layout" svg:width="0.127cm" svg:height="0.127cm" svg:x="6.712cm" svg:y="2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3" draw:layer="layout" svg:width="0.127cm" svg:height="0.127cm" svg:x="6.712cm" svg:y="2.204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21" draw:layer="layout" svg:width="0.127cm" svg:height="0.127cm" svg:x="6.712cm" svg:y="2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2" draw:text-style-name="P35" draw:layer="layout" svg:width="0.254cm" svg:height="0.254cm" svg:x="4.551cm" svg:y="2.964cm">
            <draw:image xlink:href="Pictures/1000000100000050000000506848CEBE.png" xlink:type="simple" xlink:show="embed" xlink:actuate="onLoad" draw:mime-type="image/png">
              <text:p text:style-name="P34"><text:span text:style-name="T10"><text:s text:c="8"/></text:span><text:span text:style-name="T11">Ambiguous break, must break 1 or 2</text:span></text:p>
              <text:p text:style-name="P34"><text:span text:style-name="T11"><text:s text:c="8"/>Depending on 1+3 or 2+4 input</text:span></text:p>
            </draw:image>
          </draw:frame>
        </draw:g>
        <draw:custom-shape draw:style-name="gr25" draw:text-style-name="P13" draw:layer="layout" svg:width="1.602cm" svg:height="0.412cm" svg:x="16.536cm" svg:y="3.844cm">
          <text:p text:style-name="P12"><text:span text:style-name="T6">Floor 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602cm" svg:height="0.412cm" svg:x="14.617cm" svg:y="3.87cm">
          <text:p text:style-name="P12"><text:span text:style-name="T6">Ho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3" draw:layer="layout" svg:width="0.33cm" svg:height="0.33cm" svg:x="17.695cm" svg:y="8.716cm">
          <draw:image xlink:href="Pictures/100000010000005000000050585118E0.png" xlink:type="simple" xlink:show="embed" xlink:actuate="onLoad" draw:mime-type="image/png">
            <text:p/>
          </draw:image>
        </draw:frame>
        <draw:frame draw:style-name="gr64" draw:text-style-name="P3" draw:layer="layout" svg:width="0.33cm" svg:height="0.33cm" svg:x="15.209cm" svg:y="8.73cm">
          <draw:image xlink:href="Pictures/100000010000005000000050E78C05AE.png" xlink:type="simple" xlink:show="embed" xlink:actuate="onLoad" draw:mime-type="image/png">
            <text:p/>
          </draw:image>
        </draw:frame>
        <draw:g draw:style-name="gr23">
          <draw:custom-shape draw:style-name="gr65" draw:text-style-name="P37" draw:layer="layout" svg:width="1.618cm" svg:height="0.382cm" svg:x="1.736cm" svg:y="9.664cm">
            <text:p text:style-name="P36"><text:span text:style-name="T7">Full crou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3">
            <draw:custom-shape draw:style-name="gr40" draw:text-style-name="P22" draw:layer="measurelines" svg:width="0.127cm" svg:height="0.127cm" svg:x="3.2cm" svg:y="9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measurelines" svg:width="0.127cm" svg:height="0.127cm" svg:x="3.2cm" svg:y="9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3" draw:layer="measurelines" svg:width="0.127cm" svg:height="0.127cm" svg:x="3.327cm" svg:y="9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measurelines" svg:width="0.127cm" svg:height="0.127cm" svg:x="3.327cm" svg:y="9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6" draw:text-style-name="P28" draw:layer="layout" svg:width="2.096cm" svg:height="0.359cm" svg:x="1.716cm" svg:y="9.218cm">
            <text:p text:style-name="P1"><text:span text:style-name="T1">Ultimate Tackle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ujarati" svg:font-family="'Noto Sans Gujarati'" style:font-adornments="SemiBold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7:51:42.261578511</meta:creation-date>
    <meta:editing-duration>P0D</meta:editing-duration>
    <meta:editing-cycles>1</meta:editing-cycles>
    <meta:generator>LibreOffice/25.8.2.2$Linux_X86_64 LibreOffice_project/d401f2107ccab8f924a8e2df40f573aab7605b6f</meta:generator>
    <dc:contributor>Ausuri</dc:contributor>
    <dc:publisher>Ausuri</dc:publisher>
    <dc:title>Armor King Tekken 8 Throw Chart</dc:title>
    <meta:print-date>2025-10-15T22:08:46.903002995</meta:print-date>
    <meta:printed-by>PDF files</meta:printed-by>
    <meta:document-statistic meta:object-count="330"/>
  </office:meta>
</office:document-meta>
</file>